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1:44:21.007470100</meta:creation-date>
    <dc:date>2025-06-04T11:45:46.809252300</dc:date>
    <meta:editing-duration>PT1M26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4" meta:paragraph-count="1" meta:word-count="1" meta:character-count="3" meta:non-whitespace-character-count="3"/>
  </office:meta>
</office:document-meta>
</file>